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69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3">
          <table:table-cell table:number-columns-repeated="2"/>
          <table:table-cell office:value-type="string" calcext:value-type="string">
            <text:p>%eval_id <text:s text:c="12"/>x1 <text:s text:c="12"/>x2 <text:s text:c="6"/>obj_fn_1 <text:s text:c="6"/>obj_fn_2 </text:p>
          </table:table-cell>
          <table:table-cell table:number-columns-repeated="21"/>
        </table:table-row>
        <table:table-row table:style-name="ro3">
          <table:table-cell table:number-columns-repeated="24"/>
        </table:table-row>
        <table:table-row table:style-name="ro4">
          <table:table-cell table:number-columns-repeated="4"/>
          <table:table-cell office:value-type="string" calcext:value-type="string">
            <text:p>l if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moment</text:p>
          </table:table-cell>
          <table:table-cell table:number-columns-repeated="6"/>
          <table:table-cell office:value-type="string" calcext:value-type="string">
            <text:p>drag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nlc</text:p>
          </table:table-cell>
          <table:table-cell table:number-columns-repeated="5"/>
          <table:table-cell office:value-type="string" calcext:value-type="string">
            <text:p>lift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moment org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222051" calcext:value-type="float">
            <text:p>0.222051</text:p>
          </table:table-cell>
          <table:table-cell office:value-type="float" office:value="0.00442431" calcext:value-type="float">
            <text:p>0.00442431</text:p>
          </table:table-cell>
          <table:table-cell office:value-type="float" office:value="0.0280097" calcext:value-type="float">
            <text:p>0.02800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442431" calcext:value-type="float">
            <text:p>0.00442431</text:p>
          </table:table-cell>
          <table:table-cell table:number-columns-repeated="2" office:value-type="float" office:value="0.222051" calcext:value-type="float">
            <text:p>0.22205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222051" calcext:value-type="float">
            <text:p>0.222051</text:p>
          </table:table-cell>
          <table:table-cell table:formula="of:=-1*[.X4]" office:value-type="float" office:value="-0.0280097" calcext:value-type="float">
            <text:p>-0.0280097</text:p>
          </table:table-cell>
          <table:table-cell office:value-type="float" office:value="0.0280097" calcext:value-type="float">
            <text:p>0.0280097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416298" calcext:value-type="float">
            <text:p>0.416298</text:p>
          </table:table-cell>
          <table:table-cell office:value-type="float" office:value="0.0082072" calcext:value-type="float">
            <text:p>0.0082072</text:p>
          </table:table-cell>
          <table:table-cell office:value-type="float" office:value="0.0505045" calcext:value-type="float">
            <text:p>0.050504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82072" calcext:value-type="float">
            <text:p>0.0082072</text:p>
          </table:table-cell>
          <table:table-cell table:number-columns-repeated="2" office:value-type="float" office:value="0.416298" calcext:value-type="float">
            <text:p>0.416298</text:p>
          </table:table-cell>
          <table:table-cell/>
          <table:table-cell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416298" calcext:value-type="float">
            <text:p>0.416298</text:p>
          </table:table-cell>
          <table:table-cell table:formula="of:=-1*[.X5]" office:value-type="float" office:value="-0.0505045" calcext:value-type="float">
            <text:p>-0.0505045</text:p>
          </table:table-cell>
          <table:table-cell office:value-type="float" office:value="0.0505045" calcext:value-type="float">
            <text:p>0.0505045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office:value-type="float" office:value="0.102528" calcext:value-type="float">
            <text:p>0.102528</text:p>
          </table:table-cell>
          <table:table-cell office:value-type="float" office:value="0.00349218" calcext:value-type="float">
            <text:p>0.00349218</text:p>
          </table:table-cell>
          <table:table-cell office:value-type="float" office:value="0.0117571" calcext:value-type="float">
            <text:p>0.011757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0.00349218" calcext:value-type="float">
            <text:p>0.00349218</text:p>
          </table:table-cell>
          <table:table-cell table:number-columns-repeated="2" office:value-type="float" office:value="0.102528" calcext:value-type="float">
            <text:p>0.10252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office:value-type="float" office:value="0.102528" calcext:value-type="float">
            <text:p>0.102528</text:p>
          </table:table-cell>
          <table:table-cell table:formula="of:=-1*[.X6]" office:value-type="float" office:value="-0.0117571" calcext:value-type="float">
            <text:p>-0.0117571</text:p>
          </table:table-cell>
          <table:table-cell office:value-type="float" office:value="0.0117571" calcext:value-type="float">
            <text:p>0.0117571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325639" calcext:value-type="float">
            <text:p>0.325639</text:p>
          </table:table-cell>
          <table:table-cell office:value-type="float" office:value="0.00554092" calcext:value-type="float">
            <text:p>0.00554092</text:p>
          </table:table-cell>
          <table:table-cell office:value-type="float" office:value="0.0404629" calcext:value-type="float">
            <text:p>0.04046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554092" calcext:value-type="float">
            <text:p>0.00554092</text:p>
          </table:table-cell>
          <table:table-cell table:number-columns-repeated="2" office:value-type="float" office:value="0.325639" calcext:value-type="float">
            <text:p>0.325639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325639" calcext:value-type="float">
            <text:p>0.325639</text:p>
          </table:table-cell>
          <table:table-cell table:formula="of:=-1*[.X7]" office:value-type="float" office:value="-0.0404629" calcext:value-type="float">
            <text:p>-0.0404629</text:p>
          </table:table-cell>
          <table:table-cell office:value-type="float" office:value="0.0404629" calcext:value-type="float">
            <text:p>0.0404629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554259" calcext:value-type="float">
            <text:p>0.554259</text:p>
          </table:table-cell>
          <table:table-cell office:value-type="float" office:value="0.00849317" calcext:value-type="float">
            <text:p>0.00849317</text:p>
          </table:table-cell>
          <table:table-cell office:value-type="float" office:value="0.0721049" calcext:value-type="float">
            <text:p>0.072104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849317" calcext:value-type="float">
            <text:p>0.00849317</text:p>
          </table:table-cell>
          <table:table-cell table:number-columns-repeated="2" office:value-type="float" office:value="0.554259" calcext:value-type="float">
            <text:p>0.554259</text:p>
          </table:table-cell>
          <table:table-cell/>
          <table:table-cell office:value-type="float" office:value="5" calcext:value-type="float">
            <text:p>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554259" calcext:value-type="float">
            <text:p>0.554259</text:p>
          </table:table-cell>
          <table:table-cell table:formula="of:=-1*[.X8]" office:value-type="float" office:value="-0.0721049" calcext:value-type="float">
            <text:p>-0.0721049</text:p>
          </table:table-cell>
          <table:table-cell office:value-type="float" office:value="0.0721049" calcext:value-type="float">
            <text:p>0.0721049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648077" calcext:value-type="float">
            <text:p>0.648077</text:p>
          </table:table-cell>
          <table:table-cell office:value-type="float" office:value="0.00740278" calcext:value-type="float">
            <text:p>0.00740278</text:p>
          </table:table-cell>
          <table:table-cell office:value-type="float" office:value="0.0843829" calcext:value-type="float">
            <text:p>0.08438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740278" calcext:value-type="float">
            <text:p>0.00740278</text:p>
          </table:table-cell>
          <table:table-cell table:number-columns-repeated="2" office:value-type="float" office:value="0.648077" calcext:value-type="float">
            <text:p>0.648077</text:p>
          </table:table-cell>
          <table:table-cell/>
          <table:table-cell office:value-type="float" office:value="6" calcext:value-type="float">
            <text:p>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648077" calcext:value-type="float">
            <text:p>0.648077</text:p>
          </table:table-cell>
          <table:table-cell table:formula="of:=-1*[.X9]" office:value-type="float" office:value="-0.0843829" calcext:value-type="float">
            <text:p>-0.0843829</text:p>
          </table:table-cell>
          <table:table-cell office:value-type="float" office:value="0.0843829" calcext:value-type="float">
            <text:p>0.0843829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75035" calcext:value-type="float">
            <text:p>0.75035</text:p>
          </table:table-cell>
          <table:table-cell office:value-type="float" office:value="0.00782484" calcext:value-type="float">
            <text:p>0.00782484</text:p>
          </table:table-cell>
          <table:table-cell office:value-type="float" office:value="0.0975401" calcext:value-type="float">
            <text:p>0.097540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782484" calcext:value-type="float">
            <text:p>0.00782484</text:p>
          </table:table-cell>
          <table:table-cell table:number-columns-repeated="2" office:value-type="float" office:value="0.75035" calcext:value-type="float">
            <text:p>0.75035</text:p>
          </table:table-cell>
          <table:table-cell/>
          <table:table-cell office:value-type="float" office:value="7" calcext:value-type="float">
            <text:p>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75035" calcext:value-type="float">
            <text:p>0.75035</text:p>
          </table:table-cell>
          <table:table-cell table:formula="of:=-1*[.X10]" office:value-type="float" office:value="-0.0975401" calcext:value-type="float">
            <text:p>-0.0975401</text:p>
          </table:table-cell>
          <table:table-cell office:value-type="float" office:value="0.0975401" calcext:value-type="float">
            <text:p>0.0975401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84776" calcext:value-type="float">
            <text:p>0.84776</text:p>
          </table:table-cell>
          <table:table-cell office:value-type="float" office:value="0.00906187" calcext:value-type="float">
            <text:p>0.00906187</text:p>
          </table:table-cell>
          <table:table-cell office:value-type="float" office:value="0.109786" calcext:value-type="float">
            <text:p>0.10978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0906187" calcext:value-type="float">
            <text:p>0.00906187</text:p>
          </table:table-cell>
          <table:table-cell table:number-columns-repeated="2" office:value-type="float" office:value="0.84776" calcext:value-type="float">
            <text:p>0.84776</text:p>
          </table:table-cell>
          <table:table-cell/>
          <table:table-cell office:value-type="float" office:value="8" calcext:value-type="float">
            <text:p>8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84776" calcext:value-type="float">
            <text:p>0.84776</text:p>
          </table:table-cell>
          <table:table-cell table:formula="of:=-1*[.X11]" office:value-type="float" office:value="-0.109786" calcext:value-type="float">
            <text:p>-0.109786</text:p>
          </table:table-cell>
          <table:table-cell office:value-type="float" office:value="0.109786" calcext:value-type="float">
            <text:p>0.109786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00348966" calcext:value-type="float">
            <text:p>0.00348966</text:p>
          </table:table-cell>
          <table:table-cell office:value-type="float" office:value="0.0161108" calcext:value-type="float">
            <text:p>0.016110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0348966" calcext:value-type="float">
            <text:p>0.00348966</text:p>
          </table:table-cell>
          <table:table-cell table:number-columns-repeated="2" office:value-type="float" office:value="0.1048" calcext:value-type="float">
            <text:p>0.1048</text:p>
          </table:table-cell>
          <table:table-cell/>
          <table:table-cell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1048" calcext:value-type="float">
            <text:p>0.1048</text:p>
          </table:table-cell>
          <table:table-cell table:formula="of:=-1*[.X12]" office:value-type="float" office:value="-0.0161108" calcext:value-type="float">
            <text:p>-0.0161108</text:p>
          </table:table-cell>
          <table:table-cell office:value-type="float" office:value="0.0161108" calcext:value-type="float">
            <text:p>0.0161108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office:value-type="float" office:value="0.223832" calcext:value-type="float">
            <text:p>0.223832</text:p>
          </table:table-cell>
          <table:table-cell office:value-type="float" office:value="0.00360688" calcext:value-type="float">
            <text:p>0.00360688</text:p>
          </table:table-cell>
          <table:table-cell office:value-type="float" office:value="0.0363082" calcext:value-type="float">
            <text:p>0.036308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float" office:value="0.00360688" calcext:value-type="float">
            <text:p>0.00360688</text:p>
          </table:table-cell>
          <table:table-cell table:number-columns-repeated="2" office:value-type="float" office:value="0.223832" calcext:value-type="float">
            <text:p>0.22383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/>
          <table:table-cell office:value-type="float" office:value="0.223832" calcext:value-type="float">
            <text:p>0.223832</text:p>
          </table:table-cell>
          <table:table-cell table:formula="of:=-1*[.X13]" office:value-type="float" office:value="-0.0363082" calcext:value-type="float">
            <text:p>-0.0363082</text:p>
          </table:table-cell>
          <table:table-cell office:value-type="float" office:value="0.0363082" calcext:value-type="float">
            <text:p>0.0363082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.933829" calcext:value-type="float">
            <text:p>0.933829</text:p>
          </table:table-cell>
          <table:table-cell office:value-type="float" office:value="0.012067" calcext:value-type="float">
            <text:p>0.012067</text:p>
          </table:table-cell>
          <table:table-cell office:value-type="float" office:value="0.124435" calcext:value-type="float">
            <text:p>0.12443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012067" calcext:value-type="float">
            <text:p>0.012067</text:p>
          </table:table-cell>
          <table:table-cell table:number-columns-repeated="2" office:value-type="float" office:value="0.933829" calcext:value-type="float">
            <text:p>0.933829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0.933829" calcext:value-type="float">
            <text:p>0.933829</text:p>
          </table:table-cell>
          <table:table-cell table:formula="of:=-1*[.X14]" office:value-type="float" office:value="-0.124435" calcext:value-type="float">
            <text:p>-0.124435</text:p>
          </table:table-cell>
          <table:table-cell office:value-type="float" office:value="0.124435" calcext:value-type="float">
            <text:p>0.124435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341493" calcext:value-type="float">
            <text:p>0.341493</text:p>
          </table:table-cell>
          <table:table-cell office:value-type="float" office:value="0.00460409" calcext:value-type="float">
            <text:p>0.00460409</text:p>
          </table:table-cell>
          <table:table-cell office:value-type="float" office:value="0.0558599" calcext:value-type="float">
            <text:p>0.055859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0460409" calcext:value-type="float">
            <text:p>0.00460409</text:p>
          </table:table-cell>
          <table:table-cell table:number-columns-repeated="2" office:value-type="float" office:value="0.341493" calcext:value-type="float">
            <text:p>0.341493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341493" calcext:value-type="float">
            <text:p>0.341493</text:p>
          </table:table-cell>
          <table:table-cell table:formula="of:=-1*[.X15]" office:value-type="float" office:value="-0.0558599" calcext:value-type="float">
            <text:p>-0.0558599</text:p>
          </table:table-cell>
          <table:table-cell office:value-type="float" office:value="0.0558599" calcext:value-type="float">
            <text:p>0.0558599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449736" calcext:value-type="float">
            <text:p>0.449736</text:p>
          </table:table-cell>
          <table:table-cell office:value-type="float" office:value="0.00505174" calcext:value-type="float">
            <text:p>0.00505174</text:p>
          </table:table-cell>
          <table:table-cell office:value-type="float" office:value="0.0728781" calcext:value-type="float">
            <text:p>0.072878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0505174" calcext:value-type="float">
            <text:p>0.00505174</text:p>
          </table:table-cell>
          <table:table-cell table:number-columns-repeated="2" office:value-type="float" office:value="0.449736" calcext:value-type="float">
            <text:p>0.449736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449736" calcext:value-type="float">
            <text:p>0.449736</text:p>
          </table:table-cell>
          <table:table-cell table:formula="of:=-1*[.X16]" office:value-type="float" office:value="-0.0728781" calcext:value-type="float">
            <text:p>-0.0728781</text:p>
          </table:table-cell>
          <table:table-cell office:value-type="float" office:value="0.0728781" calcext:value-type="float">
            <text:p>0.0728781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573058" calcext:value-type="float">
            <text:p>0.573058</text:p>
          </table:table-cell>
          <table:table-cell office:value-type="float" office:value="0.00592407" calcext:value-type="float">
            <text:p>0.00592407</text:p>
          </table:table-cell>
          <table:table-cell office:value-type="float" office:value="0.0939541" calcext:value-type="float">
            <text:p>0.093954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0592407" calcext:value-type="float">
            <text:p>0.00592407</text:p>
          </table:table-cell>
          <table:table-cell table:number-columns-repeated="2" office:value-type="float" office:value="0.573058" calcext:value-type="float">
            <text:p>0.573058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573058" calcext:value-type="float">
            <text:p>0.573058</text:p>
          </table:table-cell>
          <table:table-cell table:formula="of:=-1*[.X17]" office:value-type="float" office:value="-0.0939541" calcext:value-type="float">
            <text:p>-0.0939541</text:p>
          </table:table-cell>
          <table:table-cell office:value-type="float" office:value="0.0939541" calcext:value-type="float">
            <text:p>0.0939541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793332" calcext:value-type="float">
            <text:p>0.793332</text:p>
          </table:table-cell>
          <table:table-cell office:value-type="float" office:value="0.00781883" calcext:value-type="float">
            <text:p>0.00781883</text:p>
          </table:table-cell>
          <table:table-cell office:value-type="float" office:value="0.129271" calcext:value-type="float">
            <text:p>0.12927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0781883" calcext:value-type="float">
            <text:p>0.00781883</text:p>
          </table:table-cell>
          <table:table-cell table:number-columns-repeated="2" office:value-type="float" office:value="0.793332" calcext:value-type="float">
            <text:p>0.793332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793332" calcext:value-type="float">
            <text:p>0.793332</text:p>
          </table:table-cell>
          <table:table-cell table:formula="of:=-1*[.X18]" office:value-type="float" office:value="-0.129271" calcext:value-type="float">
            <text:p>-0.129271</text:p>
          </table:table-cell>
          <table:table-cell office:value-type="float" office:value="0.129271" calcext:value-type="float">
            <text:p>0.129271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679182" calcext:value-type="float">
            <text:p>0.679182</text:p>
          </table:table-cell>
          <table:table-cell office:value-type="float" office:value="0.0075596" calcext:value-type="float">
            <text:p>0.0075596</text:p>
          </table:table-cell>
          <table:table-cell office:value-type="float" office:value="0.109969" calcext:value-type="float">
            <text:p>0.10996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075596" calcext:value-type="float">
            <text:p>0.0075596</text:p>
          </table:table-cell>
          <table:table-cell table:number-columns-repeated="2" office:value-type="float" office:value="0.679182" calcext:value-type="float">
            <text:p>0.679182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679182" calcext:value-type="float">
            <text:p>0.679182</text:p>
          </table:table-cell>
          <table:table-cell table:formula="of:=-1*[.X19]" office:value-type="float" office:value="-0.109969" calcext:value-type="float">
            <text:p>-0.109969</text:p>
          </table:table-cell>
          <table:table-cell office:value-type="float" office:value="0.109969" calcext:value-type="float">
            <text:p>0.109969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0.904279" calcext:value-type="float">
            <text:p>0.904279</text:p>
          </table:table-cell>
          <table:table-cell office:value-type="float" office:value="0.0100954" calcext:value-type="float">
            <text:p>0.0100954</text:p>
          </table:table-cell>
          <table:table-cell office:value-type="float" office:value="0.147057" calcext:value-type="float">
            <text:p>0.14705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100954" calcext:value-type="float">
            <text:p>0.0100954</text:p>
          </table:table-cell>
          <table:table-cell table:number-columns-repeated="2" office:value-type="float" office:value="0.904279" calcext:value-type="float">
            <text:p>0.904279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904279" calcext:value-type="float">
            <text:p>0.904279</text:p>
          </table:table-cell>
          <table:table-cell table:formula="of:=-1*[.X20]" office:value-type="float" office:value="-0.147057" calcext:value-type="float">
            <text:p>-0.147057</text:p>
          </table:table-cell>
          <table:table-cell office:value-type="float" office:value="0.147057" calcext:value-type="float">
            <text:p>0.147057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.00147" calcext:value-type="float">
            <text:p>1.00147</text:p>
          </table:table-cell>
          <table:table-cell office:value-type="float" office:value="0.011467" calcext:value-type="float">
            <text:p>0.011467</text:p>
          </table:table-cell>
          <table:table-cell office:value-type="float" office:value="0.162353" calcext:value-type="float">
            <text:p>0.16235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0.011467" calcext:value-type="float">
            <text:p>0.011467</text:p>
          </table:table-cell>
          <table:table-cell table:number-columns-repeated="2" office:value-type="float" office:value="1.00147" calcext:value-type="float">
            <text:p>1.00147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office:value-type="float" office:value="1.00147" calcext:value-type="float">
            <text:p>1.00147</text:p>
          </table:table-cell>
          <table:table-cell table:formula="of:=-1*[.X21]" office:value-type="float" office:value="-0.162353" calcext:value-type="float">
            <text:p>-0.162353</text:p>
          </table:table-cell>
          <table:table-cell office:value-type="float" office:value="0.162353" calcext:value-type="float">
            <text:p>0.162353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229615" calcext:value-type="float">
            <text:p>0.229615</text:p>
          </table:table-cell>
          <table:table-cell office:value-type="float" office:value="0.00354561" calcext:value-type="float">
            <text:p>0.00354561</text:p>
          </table:table-cell>
          <table:table-cell office:value-type="float" office:value="0.0437508" calcext:value-type="float">
            <text:p>0.043750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354561" calcext:value-type="float">
            <text:p>0.00354561</text:p>
          </table:table-cell>
          <table:table-cell table:number-columns-repeated="2" office:value-type="float" office:value="0.229615" calcext:value-type="float">
            <text:p>0.229615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229615" calcext:value-type="float">
            <text:p>0.229615</text:p>
          </table:table-cell>
          <table:table-cell table:formula="of:=-1*[.X22]" office:value-type="float" office:value="-0.0437508" calcext:value-type="float">
            <text:p>-0.0437508</text:p>
          </table:table-cell>
          <table:table-cell office:value-type="float" office:value="0.0437508" calcext:value-type="float">
            <text:p>0.0437508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121754" calcext:value-type="float">
            <text:p>0.121754</text:p>
          </table:table-cell>
          <table:table-cell office:value-type="float" office:value="0.00336103" calcext:value-type="float">
            <text:p>0.00336103</text:p>
          </table:table-cell>
          <table:table-cell office:value-type="float" office:value="0.0235344" calcext:value-type="float">
            <text:p>0.023534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336103" calcext:value-type="float">
            <text:p>0.00336103</text:p>
          </table:table-cell>
          <table:table-cell table:number-columns-repeated="2" office:value-type="float" office:value="0.121754" calcext:value-type="float">
            <text:p>0.121754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121754" calcext:value-type="float">
            <text:p>0.121754</text:p>
          </table:table-cell>
          <table:table-cell table:formula="of:=-1*[.X23]" office:value-type="float" office:value="-0.0235344" calcext:value-type="float">
            <text:p>-0.0235344</text:p>
          </table:table-cell>
          <table:table-cell office:value-type="float" office:value="0.0235344" calcext:value-type="float">
            <text:p>0.0235344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office:value-type="float" office:value="0.336575" calcext:value-type="float">
            <text:p>0.336575</text:p>
          </table:table-cell>
          <table:table-cell office:value-type="float" office:value="0.00469178" calcext:value-type="float">
            <text:p>0.00469178</text:p>
          </table:table-cell>
          <table:table-cell office:value-type="float" office:value="0.0640444" calcext:value-type="float">
            <text:p>0.064044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office:value-type="float" office:value="0.00469178" calcext:value-type="float">
            <text:p>0.00469178</text:p>
          </table:table-cell>
          <table:table-cell table:number-columns-repeated="2" office:value-type="float" office:value="0.336575" calcext:value-type="float">
            <text:p>0.33657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office:value-type="float" office:value="0.336575" calcext:value-type="float">
            <text:p>0.336575</text:p>
          </table:table-cell>
          <table:table-cell table:formula="of:=-1*[.X24]" office:value-type="float" office:value="-0.0640444" calcext:value-type="float">
            <text:p>-0.0640444</text:p>
          </table:table-cell>
          <table:table-cell office:value-type="float" office:value="0.0640444" calcext:value-type="float">
            <text:p>0.0640444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478549" calcext:value-type="float">
            <text:p>0.478549</text:p>
          </table:table-cell>
          <table:table-cell office:value-type="float" office:value="0.00449204" calcext:value-type="float">
            <text:p>0.00449204</text:p>
          </table:table-cell>
          <table:table-cell office:value-type="float" office:value="0.0921416" calcext:value-type="float">
            <text:p>0.092141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449204" calcext:value-type="float">
            <text:p>0.00449204</text:p>
          </table:table-cell>
          <table:table-cell table:number-columns-repeated="2" office:value-type="float" office:value="0.478549" calcext:value-type="float">
            <text:p>0.478549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478549" calcext:value-type="float">
            <text:p>0.478549</text:p>
          </table:table-cell>
          <table:table-cell table:formula="of:=-1*[.X25]" office:value-type="float" office:value="-0.0921416" calcext:value-type="float">
            <text:p>-0.0921416</text:p>
          </table:table-cell>
          <table:table-cell office:value-type="float" office:value="0.0921416" calcext:value-type="float">
            <text:p>0.0921416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71919" calcext:value-type="float">
            <text:p>0.71919</text:p>
          </table:table-cell>
          <table:table-cell office:value-type="float" office:value="0.00578891" calcext:value-type="float">
            <text:p>0.00578891</text:p>
          </table:table-cell>
          <table:table-cell office:value-type="float" office:value="0.138535" calcext:value-type="float">
            <text:p>0.1385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578891" calcext:value-type="float">
            <text:p>0.00578891</text:p>
          </table:table-cell>
          <table:table-cell table:number-columns-repeated="2" office:value-type="float" office:value="0.71919" calcext:value-type="float">
            <text:p>0.71919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71919" calcext:value-type="float">
            <text:p>0.71919</text:p>
          </table:table-cell>
          <table:table-cell table:formula="of:=-1*[.X26]" office:value-type="float" office:value="-0.138535" calcext:value-type="float">
            <text:p>-0.138535</text:p>
          </table:table-cell>
          <table:table-cell office:value-type="float" office:value="0.138535" calcext:value-type="float">
            <text:p>0.138535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602675" calcext:value-type="float">
            <text:p>0.602675</text:p>
          </table:table-cell>
          <table:table-cell office:value-type="float" office:value="0.00496579" calcext:value-type="float">
            <text:p>0.00496579</text:p>
          </table:table-cell>
          <table:table-cell office:value-type="float" office:value="0.11612" calcext:value-type="float">
            <text:p>0.116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496579" calcext:value-type="float">
            <text:p>0.00496579</text:p>
          </table:table-cell>
          <table:table-cell table:number-columns-repeated="2" office:value-type="float" office:value="0.602675" calcext:value-type="float">
            <text:p>0.602675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602675" calcext:value-type="float">
            <text:p>0.602675</text:p>
          </table:table-cell>
          <table:table-cell table:formula="of:=-1*[.X27]" office:value-type="float" office:value="-0.11612" calcext:value-type="float">
            <text:p>-0.11612</text:p>
          </table:table-cell>
          <table:table-cell office:value-type="float" office:value="0.11612" calcext:value-type="float">
            <text:p>0.11612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833125" calcext:value-type="float">
            <text:p>0.833125</text:p>
          </table:table-cell>
          <table:table-cell office:value-type="float" office:value="0.0067364" calcext:value-type="float">
            <text:p>0.0067364</text:p>
          </table:table-cell>
          <table:table-cell office:value-type="float" office:value="0.160325" calcext:value-type="float">
            <text:p>0.1603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67364" calcext:value-type="float">
            <text:p>0.0067364</text:p>
          </table:table-cell>
          <table:table-cell table:number-columns-repeated="2" office:value-type="float" office:value="0.833125" calcext:value-type="float">
            <text:p>0.833125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833125" calcext:value-type="float">
            <text:p>0.833125</text:p>
          </table:table-cell>
          <table:table-cell table:formula="of:=-1*[.X28]" office:value-type="float" office:value="-0.160325" calcext:value-type="float">
            <text:p>-0.160325</text:p>
          </table:table-cell>
          <table:table-cell office:value-type="float" office:value="0.160325" calcext:value-type="float">
            <text:p>0.160325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0.953309" calcext:value-type="float">
            <text:p>0.953309</text:p>
          </table:table-cell>
          <table:table-cell office:value-type="float" office:value="0.00713546" calcext:value-type="float">
            <text:p>0.00713546</text:p>
          </table:table-cell>
          <table:table-cell office:value-type="float" office:value="0.183258" calcext:value-type="float">
            <text:p>0.18325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713546" calcext:value-type="float">
            <text:p>0.00713546</text:p>
          </table:table-cell>
          <table:table-cell table:number-columns-repeated="2" office:value-type="float" office:value="0.953309" calcext:value-type="float">
            <text:p>0.953309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953309" calcext:value-type="float">
            <text:p>0.953309</text:p>
          </table:table-cell>
          <table:table-cell table:formula="of:=-1*[.X29]" office:value-type="float" office:value="-0.183258" calcext:value-type="float">
            <text:p>-0.183258</text:p>
          </table:table-cell>
          <table:table-cell office:value-type="float" office:value="0.183258" calcext:value-type="float">
            <text:p>0.183258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1.06356" calcext:value-type="float">
            <text:p>1.06356</text:p>
          </table:table-cell>
          <table:table-cell office:value-type="float" office:value="0.00842955" calcext:value-type="float">
            <text:p>0.00842955</text:p>
          </table:table-cell>
          <table:table-cell office:value-type="float" office:value="0.203611" calcext:value-type="float">
            <text:p>0.203611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0.00842955" calcext:value-type="float">
            <text:p>0.00842955</text:p>
          </table:table-cell>
          <table:table-cell table:number-columns-repeated="2" office:value-type="float" office:value="1.06356" calcext:value-type="float">
            <text:p>1.06356</text:p>
          </table:table-cell>
          <table:table-cell/>
          <table:table-cell office:value-type="float" office:value="27" calcext:value-type="float">
            <text:p>2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office:value-type="float" office:value="1.06356" calcext:value-type="float">
            <text:p>1.06356</text:p>
          </table:table-cell>
          <table:table-cell table:formula="of:=-1*[.X30]" office:value-type="float" office:value="-0.203611" calcext:value-type="float">
            <text:p>-0.203611</text:p>
          </table:table-cell>
          <table:table-cell office:value-type="float" office:value="0.203611" calcext:value-type="float">
            <text:p>0.203611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124742" calcext:value-type="float">
            <text:p>0.124742</text:p>
          </table:table-cell>
          <table:table-cell office:value-type="float" office:value="0.00351302" calcext:value-type="float">
            <text:p>0.00351302</text:p>
          </table:table-cell>
          <table:table-cell office:value-type="float" office:value="0.0269779" calcext:value-type="float">
            <text:p>0.0269779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351302" calcext:value-type="float">
            <text:p>0.00351302</text:p>
          </table:table-cell>
          <table:table-cell table:number-columns-repeated="2" office:value-type="float" office:value="0.124742" calcext:value-type="float">
            <text:p>0.124742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124742" calcext:value-type="float">
            <text:p>0.124742</text:p>
          </table:table-cell>
          <table:table-cell table:formula="of:=-1*[.X31]" office:value-type="float" office:value="-0.0269779" calcext:value-type="float">
            <text:p>-0.0269779</text:p>
          </table:table-cell>
          <table:table-cell office:value-type="float" office:value="0.0269779" calcext:value-type="float">
            <text:p>0.0269779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251755" calcext:value-type="float">
            <text:p>0.251755</text:p>
          </table:table-cell>
          <table:table-cell office:value-type="float" office:value="0.00366119" calcext:value-type="float">
            <text:p>0.00366119</text:p>
          </table:table-cell>
          <table:table-cell office:value-type="float" office:value="0.0544435" calcext:value-type="float">
            <text:p>0.054443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366119" calcext:value-type="float">
            <text:p>0.00366119</text:p>
          </table:table-cell>
          <table:table-cell table:number-columns-repeated="2" office:value-type="float" office:value="0.251755" calcext:value-type="float">
            <text:p>0.251755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251755" calcext:value-type="float">
            <text:p>0.251755</text:p>
          </table:table-cell>
          <table:table-cell table:formula="of:=-1*[.X32]" office:value-type="float" office:value="-0.0544435" calcext:value-type="float">
            <text:p>-0.0544435</text:p>
          </table:table-cell>
          <table:table-cell office:value-type="float" office:value="0.0544435" calcext:value-type="float">
            <text:p>0.0544435</text:p>
          </table:table-cell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379289" calcext:value-type="float">
            <text:p>0.379289</text:p>
          </table:table-cell>
          <table:table-cell office:value-type="float" office:value="0.00408323" calcext:value-type="float">
            <text:p>0.00408323</text:p>
          </table:table-cell>
          <table:table-cell office:value-type="float" office:value="0.0819723" calcext:value-type="float">
            <text:p>0.0819723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408323" calcext:value-type="float">
            <text:p>0.00408323</text:p>
          </table:table-cell>
          <table:table-cell table:number-columns-repeated="2" office:value-type="float" office:value="0.379289" calcext:value-type="float">
            <text:p>0.379289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379289" calcext:value-type="float">
            <text:p>0.379289</text:p>
          </table:table-cell>
          <table:table-cell table:formula="of:=-1*[.X33]" office:value-type="float" office:value="-0.0819723" calcext:value-type="float">
            <text:p>-0.0819723</text:p>
          </table:table-cell>
          <table:table-cell office:value-type="float" office:value="0.0819723" calcext:value-type="float">
            <text:p>0.0819723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office:value-type="float" office:value="0.521642" calcext:value-type="float">
            <text:p>0.521642</text:p>
          </table:table-cell>
          <table:table-cell office:value-type="float" office:value="0.00427659" calcext:value-type="float">
            <text:p>0.00427659</text:p>
          </table:table-cell>
          <table:table-cell office:value-type="float" office:value="0.113409" calcext:value-type="float">
            <text:p>0.113409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office:value-type="float" office:value="0.00427659" calcext:value-type="float">
            <text:p>0.00427659</text:p>
          </table:table-cell>
          <table:table-cell table:number-columns-repeated="2" office:value-type="float" office:value="0.521642" calcext:value-type="float">
            <text:p>0.52164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/>
          <table:table-cell office:value-type="float" office:value="0.521642" calcext:value-type="float">
            <text:p>0.521642</text:p>
          </table:table-cell>
          <table:table-cell table:formula="of:=-1*[.X34]" office:value-type="float" office:value="-0.113409" calcext:value-type="float">
            <text:p>-0.113409</text:p>
          </table:table-cell>
          <table:table-cell office:value-type="float" office:value="0.113409" calcext:value-type="float">
            <text:p>0.113409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64649" calcext:value-type="float">
            <text:p>0.64649</text:p>
          </table:table-cell>
          <table:table-cell office:value-type="float" office:value="0.00496591" calcext:value-type="float">
            <text:p>0.00496591</text:p>
          </table:table-cell>
          <table:table-cell office:value-type="float" office:value="0.140271" calcext:value-type="float">
            <text:p>0.14027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496591" calcext:value-type="float">
            <text:p>0.00496591</text:p>
          </table:table-cell>
          <table:table-cell table:number-columns-repeated="2" office:value-type="float" office:value="0.64649" calcext:value-type="float">
            <text:p>0.64649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64649" calcext:value-type="float">
            <text:p>0.64649</text:p>
          </table:table-cell>
          <table:table-cell table:formula="of:=-1*[.X35]" office:value-type="float" office:value="-0.140271" calcext:value-type="float">
            <text:p>-0.140271</text:p>
          </table:table-cell>
          <table:table-cell office:value-type="float" office:value="0.140271" calcext:value-type="float">
            <text:p>0.140271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770194" calcext:value-type="float">
            <text:p>0.770194</text:p>
          </table:table-cell>
          <table:table-cell office:value-type="float" office:value="0.00538126" calcext:value-type="float">
            <text:p>0.00538126</text:p>
          </table:table-cell>
          <table:table-cell office:value-type="float" office:value="0.166702" calcext:value-type="float">
            <text:p>0.166702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538126" calcext:value-type="float">
            <text:p>0.00538126</text:p>
          </table:table-cell>
          <table:table-cell table:number-columns-repeated="2" office:value-type="float" office:value="0.770194" calcext:value-type="float">
            <text:p>0.770194</text:p>
          </table:table-cell>
          <table:table-cell/>
          <table:table-cell office:value-type="float" office:value="33" calcext:value-type="float">
            <text:p>3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770194" calcext:value-type="float">
            <text:p>0.770194</text:p>
          </table:table-cell>
          <table:table-cell table:formula="of:=-1*[.X36]" office:value-type="float" office:value="-0.166702" calcext:value-type="float">
            <text:p>-0.166702</text:p>
          </table:table-cell>
          <table:table-cell office:value-type="float" office:value="0.166702" calcext:value-type="float">
            <text:p>0.166702</text:p>
          </table:table-cell>
        </table:table-row>
        <table:table-row table:style-name="ro2">
          <table:table-cell/>
          <table:table-cell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0.891483" calcext:value-type="float">
            <text:p>0.891483</text:p>
          </table:table-cell>
          <table:table-cell office:value-type="float" office:value="0.00576454" calcext:value-type="float">
            <text:p>0.00576454</text:p>
          </table:table-cell>
          <table:table-cell office:value-type="float" office:value="0.192801" calcext:value-type="float">
            <text:p>0.19280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576454" calcext:value-type="float">
            <text:p>0.00576454</text:p>
          </table:table-cell>
          <table:table-cell table:number-columns-repeated="2" office:value-type="float" office:value="0.891483" calcext:value-type="float">
            <text:p>0.891483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891483" calcext:value-type="float">
            <text:p>0.891483</text:p>
          </table:table-cell>
          <table:table-cell table:formula="of:=-1*[.X37]" office:value-type="float" office:value="-0.192801" calcext:value-type="float">
            <text:p>-0.192801</text:p>
          </table:table-cell>
          <table:table-cell office:value-type="float" office:value="0.192801" calcext:value-type="float">
            <text:p>0.192801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01344" calcext:value-type="float">
            <text:p>1.01344</text:p>
          </table:table-cell>
          <table:table-cell office:value-type="float" office:value="0.00648857" calcext:value-type="float">
            <text:p>0.00648857</text:p>
          </table:table-cell>
          <table:table-cell office:value-type="float" office:value="0.219167" calcext:value-type="float">
            <text:p>0.21916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648857" calcext:value-type="float">
            <text:p>0.00648857</text:p>
          </table:table-cell>
          <table:table-cell table:number-columns-repeated="2" office:value-type="float" office:value="1.01344" calcext:value-type="float">
            <text:p>1.01344</text:p>
          </table:table-cell>
          <table:table-cell/>
          <table:table-cell office:value-type="float" office:value="35" calcext:value-type="float">
            <text:p>3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.01344" calcext:value-type="float">
            <text:p>1.01344</text:p>
          </table:table-cell>
          <table:table-cell table:formula="of:=-1*[.X38]" office:value-type="float" office:value="-0.219167" calcext:value-type="float">
            <text:p>-0.219167</text:p>
          </table:table-cell>
          <table:table-cell office:value-type="float" office:value="0.219167" calcext:value-type="float">
            <text:p>0.219167</text:p>
          </table:table-cell>
        </table:table-row>
        <table:table-row table:style-name="ro2"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142215" calcext:value-type="float">
            <text:p>0.142215</text:p>
          </table:table-cell>
          <table:table-cell office:value-type="float" office:value="0.00350584" calcext:value-type="float">
            <text:p>0.00350584</text:p>
          </table:table-cell>
          <table:table-cell office:value-type="float" office:value="0.0335172" calcext:value-type="float">
            <text:p>0.033517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350584" calcext:value-type="float">
            <text:p>0.00350584</text:p>
          </table:table-cell>
          <table:table-cell table:number-columns-repeated="2" office:value-type="float" office:value="0.142215" calcext:value-type="float">
            <text:p>0.142215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142215" calcext:value-type="float">
            <text:p>0.142215</text:p>
          </table:table-cell>
          <table:table-cell table:formula="of:=-1*[.X39]" office:value-type="float" office:value="-0.0335172" calcext:value-type="float">
            <text:p>-0.0335172</text:p>
          </table:table-cell>
          <table:table-cell office:value-type="float" office:value="0.0335172" calcext:value-type="float">
            <text:p>0.0335172</text:p>
          </table:table-cell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.13105" calcext:value-type="float">
            <text:p>1.13105</text:p>
          </table:table-cell>
          <table:table-cell office:value-type="float" office:value="0.00749333" calcext:value-type="float">
            <text:p>0.00749333</text:p>
          </table:table-cell>
          <table:table-cell office:value-type="float" office:value="0.244266" calcext:value-type="float">
            <text:p>0.244266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0.00749333" calcext:value-type="float">
            <text:p>0.00749333</text:p>
          </table:table-cell>
          <table:table-cell table:number-columns-repeated="2" office:value-type="float" office:value="1.13105" calcext:value-type="float">
            <text:p>1.13105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office:value-type="float" office:value="1.13105" calcext:value-type="float">
            <text:p>1.13105</text:p>
          </table:table-cell>
          <table:table-cell table:formula="of:=-1*[.X40]" office:value-type="float" office:value="-0.244266" calcext:value-type="float">
            <text:p>-0.244266</text:p>
          </table:table-cell>
          <table:table-cell office:value-type="float" office:value="0.244266" calcext:value-type="float">
            <text:p>0.244266</text:p>
          </table:table-cell>
        </table:table-row>
        <table:table-row table:style-name="ro2">
          <table:table-cell/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260947" calcext:value-type="float">
            <text:p>0.260947</text:p>
          </table:table-cell>
          <table:table-cell office:value-type="float" office:value="0.00466241" calcext:value-type="float">
            <text:p>0.00466241</text:p>
          </table:table-cell>
          <table:table-cell office:value-type="float" office:value="0.0616937" calcext:value-type="float">
            <text:p>0.061693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466241" calcext:value-type="float">
            <text:p>0.00466241</text:p>
          </table:table-cell>
          <table:table-cell table:number-columns-repeated="2" office:value-type="float" office:value="0.260947" calcext:value-type="float">
            <text:p>0.260947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260947" calcext:value-type="float">
            <text:p>0.260947</text:p>
          </table:table-cell>
          <table:table-cell table:formula="of:=-1*[.X41]" office:value-type="float" office:value="-0.0616937" calcext:value-type="float">
            <text:p>-0.0616937</text:p>
          </table:table-cell>
          <table:table-cell office:value-type="float" office:value="0.0616937" calcext:value-type="float">
            <text:p>0.0616937</text:p>
          </table:table-cell>
        </table:table-row>
        <table:table-row table:style-name="ro2">
          <table:table-cell/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416252" calcext:value-type="float">
            <text:p>0.416252</text:p>
          </table:table-cell>
          <table:table-cell office:value-type="float" office:value="0.0038724" calcext:value-type="float">
            <text:p>0.0038724</text:p>
          </table:table-cell>
          <table:table-cell office:value-type="float" office:value="0.0980444" calcext:value-type="float">
            <text:p>0.09804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38724" calcext:value-type="float">
            <text:p>0.0038724</text:p>
          </table:table-cell>
          <table:table-cell table:number-columns-repeated="2" office:value-type="float" office:value="0.416252" calcext:value-type="float">
            <text:p>0.416252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416252" calcext:value-type="float">
            <text:p>0.416252</text:p>
          </table:table-cell>
          <table:table-cell table:formula="of:=-1*[.X42]" office:value-type="float" office:value="-0.0980444" calcext:value-type="float">
            <text:p>-0.0980444</text:p>
          </table:table-cell>
          <table:table-cell office:value-type="float" office:value="0.0980444" calcext:value-type="float">
            <text:p>0.0980444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560184" calcext:value-type="float">
            <text:p>0.560184</text:p>
          </table:table-cell>
          <table:table-cell office:value-type="float" office:value="0.00427608" calcext:value-type="float">
            <text:p>0.00427608</text:p>
          </table:table-cell>
          <table:table-cell office:value-type="float" office:value="0.132102" calcext:value-type="float">
            <text:p>0.132102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427608" calcext:value-type="float">
            <text:p>0.00427608</text:p>
          </table:table-cell>
          <table:table-cell table:number-columns-repeated="2" office:value-type="float" office:value="0.560184" calcext:value-type="float">
            <text:p>0.560184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560184" calcext:value-type="float">
            <text:p>0.560184</text:p>
          </table:table-cell>
          <table:table-cell table:formula="of:=-1*[.X43]" office:value-type="float" office:value="-0.132102" calcext:value-type="float">
            <text:p>-0.132102</text:p>
          </table:table-cell>
          <table:table-cell office:value-type="float" office:value="0.132102" calcext:value-type="float">
            <text:p>0.132102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830732" calcext:value-type="float">
            <text:p>0.830732</text:p>
          </table:table-cell>
          <table:table-cell office:value-type="float" office:value="0.00543931" calcext:value-type="float">
            <text:p>0.00543931</text:p>
          </table:table-cell>
          <table:table-cell office:value-type="float" office:value="0.195826" calcext:value-type="float">
            <text:p>0.195826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543931" calcext:value-type="float">
            <text:p>0.00543931</text:p>
          </table:table-cell>
          <table:table-cell table:number-columns-repeated="2" office:value-type="float" office:value="0.830732" calcext:value-type="float">
            <text:p>0.83073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830732" calcext:value-type="float">
            <text:p>0.830732</text:p>
          </table:table-cell>
          <table:table-cell table:formula="of:=-1*[.X44]" office:value-type="float" office:value="-0.195826" calcext:value-type="float">
            <text:p>-0.195826</text:p>
          </table:table-cell>
          <table:table-cell office:value-type="float" office:value="0.195826" calcext:value-type="float">
            <text:p>0.195826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office:value-type="float" office:value="0.705708" calcext:value-type="float">
            <text:p>0.705708</text:p>
          </table:table-cell>
          <table:table-cell office:value-type="float" office:value="0.00460358" calcext:value-type="float">
            <text:p>0.00460358</text:p>
          </table:table-cell>
          <table:table-cell office:value-type="float" office:value="0.166247" calcext:value-type="float">
            <text:p>0.16624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office:value-type="float" office:value="0.00460358" calcext:value-type="float">
            <text:p>0.00460358</text:p>
          </table:table-cell>
          <table:table-cell table:number-columns-repeated="2" office:value-type="float" office:value="0.705708" calcext:value-type="float">
            <text:p>0.705708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/>
          <table:table-cell office:value-type="float" office:value="0.705708" calcext:value-type="float">
            <text:p>0.705708</text:p>
          </table:table-cell>
          <table:table-cell table:formula="of:=-1*[.X45]" office:value-type="float" office:value="-0.166247" calcext:value-type="float">
            <text:p>-0.166247</text:p>
          </table:table-cell>
          <table:table-cell office:value-type="float" office:value="0.166247" calcext:value-type="float">
            <text:p>0.166247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.09628" calcext:value-type="float">
            <text:p>1.09628</text:p>
          </table:table-cell>
          <table:table-cell office:value-type="float" office:value="0.00631754" calcext:value-type="float">
            <text:p>0.00631754</text:p>
          </table:table-cell>
          <table:table-cell office:value-type="float" office:value="0.258057" calcext:value-type="float">
            <text:p>0.25805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631754" calcext:value-type="float">
            <text:p>0.00631754</text:p>
          </table:table-cell>
          <table:table-cell table:number-columns-repeated="2" office:value-type="float" office:value="1.09628" calcext:value-type="float">
            <text:p>1.09628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.09628" calcext:value-type="float">
            <text:p>1.09628</text:p>
          </table:table-cell>
          <table:table-cell table:formula="of:=-1*[.X46]" office:value-type="float" office:value="-0.258057" calcext:value-type="float">
            <text:p>-0.258057</text:p>
          </table:table-cell>
          <table:table-cell office:value-type="float" office:value="0.258057" calcext:value-type="float">
            <text:p>0.258057</text:p>
          </table:table-cell>
        </table:table-row>
        <table:table-row table:style-name="ro2">
          <table:table-cell/>
          <table:table-cell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.24276" calcext:value-type="float">
            <text:p>1.24276</text:p>
          </table:table-cell>
          <table:table-cell office:value-type="float" office:value="0.00686477" calcext:value-type="float">
            <text:p>0.00686477</text:p>
          </table:table-cell>
          <table:table-cell office:value-type="float" office:value="0.293013" calcext:value-type="float">
            <text:p>0.29301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686477" calcext:value-type="float">
            <text:p>0.00686477</text:p>
          </table:table-cell>
          <table:table-cell table:number-columns-repeated="2" office:value-type="float" office:value="1.24276" calcext:value-type="float">
            <text:p>1.24276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1.24276" calcext:value-type="float">
            <text:p>1.24276</text:p>
          </table:table-cell>
          <table:table-cell table:formula="of:=-1*[.X47]" office:value-type="float" office:value="-0.293013" calcext:value-type="float">
            <text:p>-0.293013</text:p>
          </table:table-cell>
          <table:table-cell office:value-type="float" office:value="0.293013" calcext:value-type="float">
            <text:p>0.293013</text:p>
          </table:table-cell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0.951895" calcext:value-type="float">
            <text:p>0.951895</text:p>
          </table:table-cell>
          <table:table-cell office:value-type="float" office:value="0.0061938" calcext:value-type="float">
            <text:p>0.0061938</text:p>
          </table:table-cell>
          <table:table-cell office:value-type="float" office:value="0.22423" calcext:value-type="float">
            <text:p>0.2242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0061938" calcext:value-type="float">
            <text:p>0.0061938</text:p>
          </table:table-cell>
          <table:table-cell table:number-columns-repeated="2" office:value-type="float" office:value="0.951895" calcext:value-type="float">
            <text:p>0.951895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office:value-type="float" office:value="0.951895" calcext:value-type="float">
            <text:p>0.951895</text:p>
          </table:table-cell>
          <table:table-cell table:formula="of:=-1*[.X48]" office:value-type="float" office:value="-0.22423" calcext:value-type="float">
            <text:p>-0.22423</text:p>
          </table:table-cell>
          <table:table-cell office:value-type="float" office:value="0.22423" calcext:value-type="float">
            <text:p>0.22423</text:p>
          </table:table-cell>
        </table:table-row>
        <table:table-row table:style-name="ro2">
          <table:table-cell/>
          <table:table-cell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152756" calcext:value-type="float">
            <text:p>0.152756</text:p>
          </table:table-cell>
          <table:table-cell office:value-type="float" office:value="0.00387391" calcext:value-type="float">
            <text:p>0.00387391</text:p>
          </table:table-cell>
          <table:table-cell office:value-type="float" office:value="0.0382787" calcext:value-type="float">
            <text:p>0.038278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387391" calcext:value-type="float">
            <text:p>0.00387391</text:p>
          </table:table-cell>
          <table:table-cell table:number-columns-repeated="2" office:value-type="float" office:value="0.152756" calcext:value-type="float">
            <text:p>0.152756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152756" calcext:value-type="float">
            <text:p>0.152756</text:p>
          </table:table-cell>
          <table:table-cell table:formula="of:=-1*[.X49]" office:value-type="float" office:value="-0.0382787" calcext:value-type="float">
            <text:p>-0.0382787</text:p>
          </table:table-cell>
          <table:table-cell office:value-type="float" office:value="0.0382787" calcext:value-type="float">
            <text:p>0.0382787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30969" calcext:value-type="float">
            <text:p>0.30969</text:p>
          </table:table-cell>
          <table:table-cell office:value-type="float" office:value="0.0038129" calcext:value-type="float">
            <text:p>0.0038129</text:p>
          </table:table-cell>
          <table:table-cell office:value-type="float" office:value="0.0776656" calcext:value-type="float">
            <text:p>0.0776656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38129" calcext:value-type="float">
            <text:p>0.0038129</text:p>
          </table:table-cell>
          <table:table-cell table:number-columns-repeated="2" office:value-type="float" office:value="0.30969" calcext:value-type="float">
            <text:p>0.30969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30969" calcext:value-type="float">
            <text:p>0.30969</text:p>
          </table:table-cell>
          <table:table-cell table:formula="of:=-1*[.X50]" office:value-type="float" office:value="-0.0776656" calcext:value-type="float">
            <text:p>-0.0776656</text:p>
          </table:table-cell>
          <table:table-cell office:value-type="float" office:value="0.0776656" calcext:value-type="float">
            <text:p>0.0776656</text:p>
          </table:table-cell>
        </table:table-row>
        <table:table-row table:style-name="ro2">
          <table:table-cell/>
          <table:table-cell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630967" calcext:value-type="float">
            <text:p>0.630967</text:p>
          </table:table-cell>
          <table:table-cell office:value-type="float" office:value="0.00447987" calcext:value-type="float">
            <text:p>0.00447987</text:p>
          </table:table-cell>
          <table:table-cell office:value-type="float" office:value="0.158383" calcext:value-type="float">
            <text:p>0.15838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447987" calcext:value-type="float">
            <text:p>0.00447987</text:p>
          </table:table-cell>
          <table:table-cell table:number-columns-repeated="2" office:value-type="float" office:value="0.630967" calcext:value-type="float">
            <text:p>0.63096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630967" calcext:value-type="float">
            <text:p>0.630967</text:p>
          </table:table-cell>
          <table:table-cell table:formula="of:=-1*[.X51]" office:value-type="float" office:value="-0.158383" calcext:value-type="float">
            <text:p>-0.158383</text:p>
          </table:table-cell>
          <table:table-cell office:value-type="float" office:value="0.158383" calcext:value-type="float">
            <text:p>0.158383</text:p>
          </table:table-cell>
        </table:table-row>
        <table:table-row table:style-name="ro2">
          <table:table-cell/>
          <table:table-cell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469352" calcext:value-type="float">
            <text:p>0.469352</text:p>
          </table:table-cell>
          <table:table-cell office:value-type="float" office:value="0.00406447" calcext:value-type="float">
            <text:p>0.00406447</text:p>
          </table:table-cell>
          <table:table-cell office:value-type="float" office:value="0.117716" calcext:value-type="float">
            <text:p>0.11771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406447" calcext:value-type="float">
            <text:p>0.00406447</text:p>
          </table:table-cell>
          <table:table-cell table:number-columns-repeated="2" office:value-type="float" office:value="0.469352" calcext:value-type="float">
            <text:p>0.469352</text:p>
          </table:table-cell>
          <table:table-cell/>
          <table:table-cell office:value-type="float" office:value="49" calcext:value-type="float">
            <text:p>4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469352" calcext:value-type="float">
            <text:p>0.469352</text:p>
          </table:table-cell>
          <table:table-cell table:formula="of:=-1*[.X52]" office:value-type="float" office:value="-0.117716" calcext:value-type="float">
            <text:p>-0.117716</text:p>
          </table:table-cell>
          <table:table-cell office:value-type="float" office:value="0.117716" calcext:value-type="float">
            <text:p>0.117716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0.765791" calcext:value-type="float">
            <text:p>0.765791</text:p>
          </table:table-cell>
          <table:table-cell office:value-type="float" office:value="0.0050793" calcext:value-type="float">
            <text:p>0.0050793</text:p>
          </table:table-cell>
          <table:table-cell office:value-type="float" office:value="0.192126" calcext:value-type="float">
            <text:p>0.19212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50793" calcext:value-type="float">
            <text:p>0.0050793</text:p>
          </table:table-cell>
          <table:table-cell table:number-columns-repeated="2" office:value-type="float" office:value="0.765791" calcext:value-type="float">
            <text:p>0.76579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765791" calcext:value-type="float">
            <text:p>0.765791</text:p>
          </table:table-cell>
          <table:table-cell table:formula="of:=-1*[.X53]" office:value-type="float" office:value="-0.192126" calcext:value-type="float">
            <text:p>-0.192126</text:p>
          </table:table-cell>
          <table:table-cell office:value-type="float" office:value="0.192126" calcext:value-type="float">
            <text:p>0.192126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office:value-type="float" office:value="0.926918" calcext:value-type="float">
            <text:p>0.926918</text:p>
          </table:table-cell>
          <table:table-cell office:value-type="float" office:value="0.00568795" calcext:value-type="float">
            <text:p>0.00568795</text:p>
          </table:table-cell>
          <table:table-cell office:value-type="float" office:value="0.232702" calcext:value-type="float">
            <text:p>0.232702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/>
          <table:table-cell office:value-type="float" office:value="0.00568795" calcext:value-type="float">
            <text:p>0.00568795</text:p>
          </table:table-cell>
          <table:table-cell table:number-columns-repeated="2" office:value-type="float" office:value="0.926918" calcext:value-type="float">
            <text:p>0.926918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/>
          <table:table-cell office:value-type="float" office:value="0.926918" calcext:value-type="float">
            <text:p>0.926918</text:p>
          </table:table-cell>
          <table:table-cell table:formula="of:=-1*[.X54]" office:value-type="float" office:value="-0.232702" calcext:value-type="float">
            <text:p>-0.232702</text:p>
          </table:table-cell>
          <table:table-cell office:value-type="float" office:value="0.232702" calcext:value-type="float">
            <text:p>0.232702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.06881" calcext:value-type="float">
            <text:p>1.06881</text:p>
          </table:table-cell>
          <table:table-cell office:value-type="float" office:value="0.005977" calcext:value-type="float">
            <text:p>0.005977</text:p>
          </table:table-cell>
          <table:table-cell office:value-type="float" office:value="0.268551" calcext:value-type="float">
            <text:p>0.268551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5977" calcext:value-type="float">
            <text:p>0.005977</text:p>
          </table:table-cell>
          <table:table-cell table:number-columns-repeated="2" office:value-type="float" office:value="1.06881" calcext:value-type="float">
            <text:p>1.06881</text:p>
          </table:table-cell>
          <table:table-cell/>
          <table:table-cell office:value-type="float" office:value="52" calcext:value-type="float">
            <text:p>5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1.06881" calcext:value-type="float">
            <text:p>1.06881</text:p>
          </table:table-cell>
          <table:table-cell table:formula="of:=-1*[.X55]" office:value-type="float" office:value="-0.268551" calcext:value-type="float">
            <text:p>-0.268551</text:p>
          </table:table-cell>
          <table:table-cell office:value-type="float" office:value="0.268551" calcext:value-type="float">
            <text:p>0.268551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.2217" calcext:value-type="float">
            <text:p>1.2217</text:p>
          </table:table-cell>
          <table:table-cell office:value-type="float" office:value="0.00680425" calcext:value-type="float">
            <text:p>0.00680425</text:p>
          </table:table-cell>
          <table:table-cell office:value-type="float" office:value="0.30703" calcext:value-type="float">
            <text:p>0.30703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680425" calcext:value-type="float">
            <text:p>0.00680425</text:p>
          </table:table-cell>
          <table:table-cell table:number-columns-repeated="2" office:value-type="float" office:value="1.2217" calcext:value-type="float">
            <text:p>1.2217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1.2217" calcext:value-type="float">
            <text:p>1.2217</text:p>
          </table:table-cell>
          <table:table-cell table:formula="of:=-1*[.X56]" office:value-type="float" office:value="-0.30703" calcext:value-type="float">
            <text:p>-0.30703</text:p>
          </table:table-cell>
          <table:table-cell office:value-type="float" office:value="0.30703" calcext:value-type="float">
            <text:p>0.30703</text:p>
          </table:table-cell>
        </table:table-row>
        <table:table-row table:style-name="ro2">
          <table:table-cell/>
          <table:table-cell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.33739" calcext:value-type="float">
            <text:p>1.33739</text:p>
          </table:table-cell>
          <table:table-cell office:value-type="float" office:value="0.00787009" calcext:value-type="float">
            <text:p>0.00787009</text:p>
          </table:table-cell>
          <table:table-cell office:value-type="float" office:value="0.336784" calcext:value-type="float">
            <text:p>0.33678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0.00787009" calcext:value-type="float">
            <text:p>0.00787009</text:p>
          </table:table-cell>
          <table:table-cell table:number-columns-repeated="2" office:value-type="float" office:value="1.33739" calcext:value-type="float">
            <text:p>1.33739</text:p>
          </table:table-cell>
          <table:table-cell/>
          <table:table-cell office:value-type="float" office:value="54" calcext:value-type="float">
            <text:p>5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office:value-type="float" office:value="1.33739" calcext:value-type="float">
            <text:p>1.33739</text:p>
          </table:table-cell>
          <table:table-cell table:formula="of:=-1*[.X57]" office:value-type="float" office:value="-0.336784" calcext:value-type="float">
            <text:p>-0.336784</text:p>
          </table:table-cell>
          <table:table-cell office:value-type="float" office:value="0.336784" calcext:value-type="float">
            <text:p>0.336784</text:p>
          </table:table-cell>
        </table:table-row>
        <table:table-row table:style-name="ro2">
          <table:table-cell table:number-columns-repeated="24"/>
        </table:table-row>
        <table:table-row table:style-name="ro3" table:number-rows-repeated="1048517">
          <table:table-cell table:number-columns-repeated="24"/>
        </table:table-row>
        <table:table-row table:style-name="ro3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6:47:21.5333740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3:07:09</meta:creation-date>
    <dc:date>2016-02-04T16:48:46.382428020</dc:date>
    <meta:editing-duration>PT30M51S</meta:editing-duration>
    <meta:editing-cycles>9</meta:editing-cycles>
    <meta:generator>LibreOffice/4.3.7.2$Linux_X86_64 LibreOffice_project/430m0$Build-2</meta:generator>
    <dc:creator>Joel Guerrero</dc:creator>
    <meta:document-statistic meta:table-count="3" meta:cell-count="982" meta:object-count="0"/>
  </office:meta>
</office:document-meta>
</file>